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4.35cm" fo:min-width="4.1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3.141cm" fo:min-width="2.89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4.715cm" fo:min-width="4.465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3.144cm" fo:min-width="2.89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4.915cm" fo:min-width="4.665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opacity="100%" draw:opacity-name="" draw:textarea-horizontal-align="justify" draw:textarea-vertical-align="middle" draw:auto-grow-height="false" fo:min-height="3.281cm" fo:min-width="3.031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a1467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55308d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weight="normal"/>
    </style:style>
    <style:style style:name="P2" style:family="paragraph">
      <loext:graphic-properties draw:fill="none" draw:opacity="100%"/>
      <style:paragraph-properties fo:text-align="center"/>
      <style:text-properties fo:font-size="12pt" fo:font-weight="normal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6cm" svg:height="4.6cm" svg:x="2.8cm" svg:y="15.2cm">
          <text:p text:style-name="P1"><text:span text:style-name="T1">R1_mot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947cm" svg:height="4.945cm" svg:x="2.653cm" svg:y="1.807cm">
          <text:p text:style-name="P1"><text:span text:style-name="T1">P1_Pilotage_manu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4.965cm" svg:height="4.965cm" svg:x="12.4cm" svg:y="14.935cm">
          <text:p text:style-name="P1"><text:span text:style-name="T1">R2_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4.8cm" svg:height="4.8cm" svg:x="12.565cm" svg:y="1.818cm">
          <text:p text:style-name="P1"><text:span text:style-name="T1">P2_envoi_flux_vide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4" draw:id="id4" draw:layer="layout" svg:width="5.165cm" svg:height="5.165cm" svg:x="22.2cm" svg:y="14.735cm">
          <text:p text:style-name="P1"><text:span text:style-name="T1">R3_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4.993cm" svg:height="4.993cm" svg:x="22.372cm" svg:y="1.332cm">
          <text:p text:style-name="P1"><text:span text:style-name="T1">P3_auto_tests_materi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line-skew="2.373cm" svg:x1="5.1cm" svg:y1="15.2cm" svg:x2="5.127cm" svg:y2="6.752cm" draw:start-shape="id1" draw:start-glue-point="0" draw:end-shape="id2" draw:end-glue-point="8" svg:d="M5100 15200v-1851h27v-6597" svg:viewBox="0 0 28 8449">
          <text:p/>
        </draw:connector>
        <draw:connector draw:style-name="gr7" draw:text-style-name="P3" draw:layer="layout" draw:line-skew="1.356cm" svg:x1="14.882cm" svg:y1="14.935cm" svg:x2="5.127cm" svg:y2="6.752cm" draw:start-shape="id3" draw:start-glue-point="0" draw:end-shape="id2" draw:end-glue-point="8" svg:d="M14882 14935v-2736h-9755v-5447" svg:viewBox="0 0 9756 8184">
          <text:p/>
        </draw:connector>
        <draw:connector draw:style-name="gr8" draw:text-style-name="P3" draw:layer="layout" svg:x1="24.782cm" svg:y1="14.735cm" svg:x2="14.965cm" svg:y2="6.618cm" draw:start-shape="id4" draw:start-glue-point="0" draw:end-shape="id5" draw:end-glue-point="8" svg:d="M24782 14735v-4058h-9817v-4059" svg:viewBox="0 0 9818 8118">
          <text:p/>
        </draw:connector>
        <draw:connector draw:style-name="gr9" draw:text-style-name="P4" draw:layer="layout" svg:x1="14.965cm" svg:y1="6.618cm" svg:x2="17.365cm" svg:y2="17.417cm" draw:start-shape="id5" draw:start-glue-point="8" draw:end-shape="id3" draw:end-glue-point="1" svg:d="M14965 6618v4159h2952v6640h-552" svg:viewBox="0 0 2953 10800">
          <text:p/>
        </draw:connector>
        <draw:connector draw:style-name="gr10" draw:text-style-name="P4" draw:layer="layout" svg:x1="24.869cm" svg:y1="6.325cm" svg:x2="27.365cm" svg:y2="17.317cm" draw:start-shape="id6" draw:start-glue-point="8" draw:end-shape="id4" draw:end-glue-point="1" svg:d="M24869 6325v4205h3048v6787h-552" svg:viewBox="0 0 3049 10993">
          <text:p/>
        </draw:connector>
        <draw:connector draw:style-name="gr10" draw:text-style-name="P4" draw:layer="layout" svg:x1="24.869cm" svg:y1="6.325cm" svg:x2="2.8cm" svg:y2="17.5cm" draw:start-shape="id6" draw:start-glue-point="8" draw:end-shape="id1" draw:end-glue-point="3" svg:d="M24869 6325v4438h-22622v6737h553" svg:viewBox="0 0 22623 111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8:42:41.891651017</meta:creation-date>
    <dc:date>2022-01-21T08:56:17.345750072</dc:date>
    <meta:editing-duration>PT12S</meta:editing-duration>
    <meta:editing-cycles>1</meta:editing-cycles>
    <meta:document-statistic meta:object-count="12"/>
    <meta:generator>LibreOffice/6.4.7.2$Linux_X86_64 LibreOffice_project/40$Build-2</meta:generator>
  </office:meta>
</office:document-meta>
</file>